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Default" style:master-page-name="MP0" style:list-style-name="LFO1" style:family="paragraph">
      <style:paragraph-properties fo:break-before="page"/>
      <style:text-properties fo:font-weight="bold" style:font-weight-asian="bold" style:font-weight-complex="bold" fo:font-size="11.5pt" style:font-size-asian="11.5pt" style:font-size-complex="11.5pt"/>
    </style:style>
    <style:style style:name="P2" style:parent-style-name="Default" style:list-style-name="LFO1" style:family="paragraph">
      <style:text-properties fo:font-weight="bold" style:font-weight-asian="bold" style:font-weight-complex="bold" fo:font-size="11.5pt" style:font-size-asian="11.5pt" style:font-size-complex="11.5pt"/>
    </style:style>
    <style:style style:name="P3" style:parent-style-name="Default" style:list-style-name="LFO1" style:family="paragraph">
      <style:text-properties fo:font-weight="bold" style:font-weight-asian="bold" style:font-weight-complex="bold" fo:font-size="11.5pt" style:font-size-asian="11.5pt" style:font-size-complex="11.5pt"/>
    </style:style>
    <style:style style:name="P4" style:parent-style-name="Default" style:family="paragraph">
      <style:text-properties fo:font-size="11.5pt" style:font-size-asian="11.5pt" style:font-size-complex="11.5pt"/>
    </style:style>
    <style:style style:name="P5" style:parent-style-name="Default" style:family="paragraph">
      <style:text-properties fo:font-size="11.5pt" style:font-size-asian="11.5pt" style:font-size-complex="11.5pt"/>
    </style:style>
    <style:style style:name="P6" style:parent-style-name="Default" style:family="paragraph">
      <style:text-properties fo:font-size="11.5pt" style:font-size-asian="11.5pt" style:font-size-complex="11.5pt"/>
    </style:style>
    <style:style style:name="P7" style:parent-style-name="Default" style:family="paragraph">
      <style:text-properties fo:font-size="11.5pt" style:font-size-asian="11.5pt" style:font-size-complex="11.5pt"/>
    </style:style>
    <style:style style:name="P8" style:parent-style-name="Default" style:family="paragraph">
      <style:text-properties fo:font-size="11.5pt" style:font-size-asian="11.5pt" style:font-size-complex="11.5pt"/>
    </style:style>
    <style:style style:name="P9" style:parent-style-name="Default" style:family="paragraph">
      <style:text-properties fo:font-size="11.5pt" style:font-size-asian="11.5pt" style:font-size-complex="11.5pt"/>
    </style:style>
    <style:style style:name="P10" style:parent-style-name="Default" style:family="paragraph">
      <style:text-properties fo:font-size="11.5pt" style:font-size-asian="11.5pt" style:font-size-complex="11.5pt"/>
    </style:style>
    <style:style style:name="P11" style:parent-style-name="Default" style:family="paragraph">
      <style:text-properties fo:font-size="11.5pt" style:font-size-asian="11.5pt" style:font-size-complex="11.5pt"/>
    </style:style>
    <style:style style:name="P12" style:parent-style-name="Default" style:family="paragraph">
      <style:text-properties fo:font-size="11.5pt" style:font-size-asian="11.5pt" style:font-size-complex="11.5pt"/>
    </style:style>
    <style:style style:name="P13" style:parent-style-name="Default" style:family="paragraph">
      <style:text-properties fo:font-size="11.5pt" style:font-size-asian="11.5pt" style:font-size-complex="11.5pt"/>
    </style:style>
    <style:style style:name="P14" style:parent-style-name="Default" style:family="paragraph">
      <style:text-properties fo:font-size="11.5pt" style:font-size-asian="11.5pt" style:font-size-complex="11.5pt"/>
    </style:style>
    <style:style style:name="P15" style:parent-style-name="Default" style:family="paragraph">
      <style:text-properties fo:font-size="11.5pt" style:font-size-asian="11.5pt" style:font-size-complex="11.5pt"/>
    </style:style>
    <style:style style:name="P16" style:parent-style-name="Default" style:family="paragraph">
      <style:text-properties fo:font-size="11.5pt" style:font-size-asian="11.5pt" style:font-size-complex="11.5pt"/>
    </style:style>
    <style:style style:name="P17" style:parent-style-name="Default" style:family="paragraph">
      <style:text-properties fo:font-size="11.5pt" style:font-size-asian="11.5pt" style:font-size-complex="11.5pt"/>
    </style:style>
    <style:style style:name="P18" style:parent-style-name="Default" style:family="paragraph">
      <style:text-properties fo:font-size="11.5pt" style:font-size-asian="11.5pt" style:font-size-complex="11.5pt"/>
    </style:style>
    <style:style style:name="P19" style:parent-style-name="Default" style:family="paragraph">
      <style:text-properties fo:font-size="11.5pt" style:font-size-asian="11.5pt" style:font-size-complex="11.5pt"/>
    </style:style>
    <style:style style:name="P20" style:parent-style-name="Default" style:family="paragraph">
      <style:text-properties fo:font-size="11.5pt" style:font-size-asian="11.5pt" style:font-size-complex="11.5pt"/>
    </style:style>
    <style:style style:name="P21" style:parent-style-name="Default" style:family="paragraph">
      <style:text-properties fo:font-size="11.5pt" style:font-size-asian="11.5pt" style:font-size-complex="11.5pt"/>
    </style:style>
    <style:style style:name="P22" style:parent-style-name="Default" style:family="paragraph">
      <style:text-properties fo:font-size="11.5pt" style:font-size-asian="11.5pt" style:font-size-complex="11.5pt"/>
    </style:style>
    <style:style style:name="P23" style:parent-style-name="Default" style:family="paragraph">
      <style:text-properties fo:font-size="11.5pt" style:font-size-asian="11.5pt" style:font-size-complex="11.5pt"/>
    </style:style>
    <style:style style:name="P24" style:parent-style-name="Default" style:family="paragraph">
      <style:text-properties fo:font-size="11.5pt" style:font-size-asian="11.5pt" style:font-size-complex="11.5pt"/>
    </style:style>
    <style:style style:name="P25" style:parent-style-name="Default" style:family="paragraph">
      <style:text-properties fo:font-size="11.5pt" style:font-size-asian="11.5pt" style:font-size-complex="11.5pt"/>
    </style:style>
    <style:style style:name="P26" style:parent-style-name="Default" style:family="paragraph">
      <style:text-properties fo:font-size="11.5pt" style:font-size-asian="11.5pt" style:font-size-complex="11.5pt"/>
    </style:style>
    <style:style style:name="P27" style:parent-style-name="Default" style:family="paragraph">
      <style:text-properties fo:font-size="11.5pt" style:font-size-asian="11.5pt" style:font-size-complex="11.5pt"/>
    </style:style>
    <style:style style:name="P28" style:parent-style-name="Default" style:family="paragraph">
      <style:text-properties fo:font-size="11.5pt" style:font-size-asian="11.5pt" style:font-size-complex="11.5pt"/>
    </style:style>
    <style:style style:name="P29" style:parent-style-name="Default" style:family="paragraph">
      <style:text-properties fo:font-size="11.5pt" style:font-size-asian="11.5pt" style:font-size-complex="11.5pt"/>
    </style:style>
    <style:style style:name="P30" style:parent-style-name="Default" style:family="paragraph">
      <style:text-properties fo:font-size="11.5pt" style:font-size-asian="11.5pt" style:font-size-complex="11.5pt"/>
    </style:style>
    <style:style style:name="P31" style:parent-style-name="Default" style:list-style-name="LFO1" style:family="paragraph">
      <style:text-properties fo:font-weight="bold" style:font-weight-asian="bold" style:font-weight-complex="bold" fo:font-size="11.5pt" style:font-size-asian="11.5pt" style:font-size-complex="11.5pt"/>
    </style:style>
    <style:style style:name="P32" style:parent-style-name="Default" style:list-style-name="LFO1" style:family="paragraph">
      <style:text-properties fo:font-weight="bold" style:font-weight-asian="bold" style:font-weight-complex="bold" fo:font-size="11.5pt" style:font-size-asian="11.5pt" style:font-size-complex="11.5pt"/>
    </style:style>
    <style:style style:name="P33" style:parent-style-name="Default" style:list-style-name="LFO1" style:family="paragraph">
      <style:text-properties fo:font-weight="bold" style:font-weight-asian="bold" style:font-weight-complex="bold" fo:font-size="11.5pt" style:font-size-asian="11.5pt" style:font-size-complex="11.5pt"/>
    </style:style>
    <style:style style:name="P34" style:parent-style-name="Default" style:family="paragraph">
      <style:text-properties fo:font-size="11.5pt" style:font-size-asian="11.5pt" style:font-size-complex="11.5pt"/>
    </style:style>
    <style:style style:name="P35" style:parent-style-name="Default" style:family="paragraph">
      <style:text-properties fo:font-size="11.5pt" style:font-size-asian="11.5pt" style:font-size-complex="11.5pt"/>
    </style:style>
    <style:style style:name="P36" style:parent-style-name="Default" style:family="paragraph">
      <style:text-properties fo:font-size="11.5pt" style:font-size-asian="11.5pt" style:font-size-complex="11.5pt"/>
    </style:style>
    <style:style style:name="P37" style:parent-style-name="Default" style:family="paragraph">
      <style:text-properties fo:font-size="11.5pt" style:font-size-asian="11.5pt" style:font-size-complex="11.5pt"/>
    </style:style>
    <style:style style:name="P38" style:parent-style-name="Default" style:family="paragraph">
      <style:text-properties fo:font-size="11.5pt" style:font-size-asian="11.5pt" style:font-size-complex="11.5pt"/>
    </style:style>
    <style:style style:name="P39" style:parent-style-name="Default" style:family="paragraph">
      <style:text-properties fo:font-size="11.5pt" style:font-size-asian="11.5pt" style:font-size-complex="11.5pt"/>
    </style:style>
    <style:style style:name="P40" style:parent-style-name="Default" style:family="paragraph">
      <style:text-properties fo:font-size="11.5pt" style:font-size-asian="11.5pt" style:font-size-complex="11.5pt"/>
    </style:style>
    <style:style style:name="P41" style:parent-style-name="Default" style:family="paragraph">
      <style:text-properties fo:font-size="11.5pt" style:font-size-asian="11.5pt" style:font-size-complex="11.5pt"/>
    </style:style>
    <style:style style:name="P42" style:parent-style-name="Default" style:family="paragraph">
      <style:text-properties fo:font-size="11.5pt" style:font-size-asian="11.5pt" style:font-size-complex="11.5pt"/>
    </style:style>
    <style:style style:name="P43" style:parent-style-name="Default" style:family="paragraph">
      <style:text-properties fo:font-size="11.5pt" style:font-size-asian="11.5pt" style:font-size-complex="11.5pt"/>
    </style:style>
    <style:style style:name="P44" style:parent-style-name="Default" style:family="paragraph">
      <style:text-properties fo:font-size="11.5pt" style:font-size-asian="11.5pt" style:font-size-complex="11.5pt"/>
    </style:style>
    <style:style style:name="P45" style:parent-style-name="Default" style:family="paragraph">
      <style:text-properties fo:font-size="11.5pt" style:font-size-asian="11.5pt" style:font-size-complex="11.5pt"/>
    </style:style>
    <style:style style:name="P46" style:parent-style-name="Default" style:family="paragraph">
      <style:text-properties fo:font-size="11.5pt" style:font-size-asian="11.5pt" style:font-size-complex="11.5pt"/>
    </style:style>
    <style:style style:name="P47" style:parent-style-name="Default" style:family="paragraph">
      <style:text-properties fo:font-size="11.5pt" style:font-size-asian="11.5pt" style:font-size-complex="11.5pt"/>
    </style:style>
    <style:style style:name="P48" style:parent-style-name="Default" style:family="paragraph">
      <style:text-properties fo:font-size="11.5pt" style:font-size-asian="11.5pt" style:font-size-complex="11.5pt"/>
    </style:style>
    <style:style style:name="P49" style:parent-style-name="Default" style:family="paragraph">
      <style:text-properties fo:font-size="11.5pt" style:font-size-asian="11.5pt" style:font-size-complex="11.5pt"/>
    </style:style>
    <style:style style:name="P50" style:parent-style-name="Default" style:family="paragraph">
      <style:text-properties fo:font-size="11.5pt" style:font-size-asian="11.5pt" style:font-size-complex="11.5pt"/>
    </style:style>
    <style:style style:name="P51" style:parent-style-name="Default" style:family="paragraph">
      <style:text-properties fo:font-size="11.5pt" style:font-size-asian="11.5pt" style:font-size-complex="11.5pt"/>
    </style:style>
    <style:style style:name="P52" style:parent-style-name="Default" style:family="paragraph">
      <style:text-properties fo:font-size="11.5pt" style:font-size-asian="11.5pt" style:font-size-complex="11.5pt"/>
    </style:style>
    <style:style style:name="P53" style:parent-style-name="Default" style:family="paragraph">
      <style:text-properties fo:font-size="11.5pt" style:font-size-asian="11.5pt" style:font-size-complex="11.5pt"/>
    </style:style>
    <style:style style:name="P54" style:parent-style-name="Default" style:family="paragraph">
      <style:text-properties fo:font-size="11.5pt" style:font-size-asian="11.5pt" style:font-size-complex="11.5pt"/>
    </style:style>
    <style:style style:name="P55" style:parent-style-name="Default" style:family="paragraph">
      <style:text-properties fo:font-size="11.5pt" style:font-size-asian="11.5pt" style:font-size-complex="11.5pt"/>
    </style:style>
    <style:style style:name="P56" style:parent-style-name="Default" style:family="paragraph">
      <style:text-properties fo:font-size="11.5pt" style:font-size-asian="11.5pt" style:font-size-complex="11.5pt"/>
    </style:style>
    <style:style style:name="P57" style:parent-style-name="Default" style:family="paragraph">
      <style:text-properties fo:font-size="11.5pt" style:font-size-asian="11.5pt" style:font-size-complex="11.5pt"/>
    </style:style>
    <style:style style:name="P58" style:parent-style-name="Default" style:family="paragraph">
      <style:text-properties fo:font-size="11.5pt" style:font-size-asian="11.5pt" style:font-size-complex="11.5pt"/>
    </style:style>
    <style:style style:name="P59" style:parent-style-name="Default" style:family="paragraph">
      <style:text-properties fo:font-size="11.5pt" style:font-size-asian="11.5pt" style:font-size-complex="11.5pt"/>
    </style:style>
    <style:style style:name="P60" style:parent-style-name="Default" style:family="paragraph">
      <style:text-properties fo:font-size="11.5pt" style:font-size-asian="11.5pt" style:font-size-complex="11.5pt"/>
    </style:style>
    <style:style style:name="P61" style:parent-style-name="Default" style:family="paragraph">
      <style:text-properties fo:font-size="11.5pt" style:font-size-asian="11.5pt" style:font-size-complex="11.5pt"/>
    </style:style>
    <style:style style:name="P62" style:parent-style-name="Default" style:family="paragraph">
      <style:text-properties fo:font-size="11.5pt" style:font-size-asian="11.5pt" style:font-size-complex="11.5pt"/>
    </style:style>
    <style:style style:name="P63" style:parent-style-name="Default" style:family="paragraph">
      <style:text-properties fo:font-size="11.5pt" style:font-size-asian="11.5pt" style:font-size-complex="11.5pt"/>
    </style:style>
    <style:style style:name="P64" style:parent-style-name="Default" style:family="paragraph">
      <style:text-properties fo:font-size="11.5pt" style:font-size-asian="11.5pt" style:font-size-complex="11.5pt"/>
    </style:style>
    <style:style style:name="P65" style:parent-style-name="Default" style:family="paragraph">
      <style:text-properties fo:font-size="11.5pt" style:font-size-asian="11.5pt" style:font-size-complex="11.5pt"/>
    </style:style>
    <style:style style:name="P66" style:parent-style-name="Default" style:family="paragraph">
      <style:text-properties fo:font-size="11.5pt" style:font-size-asian="11.5pt" style:font-size-complex="11.5pt"/>
    </style:style>
    <style:style style:name="P67" style:parent-style-name="Default" style:family="paragraph">
      <style:text-properties fo:font-size="11.5pt" style:font-size-asian="11.5pt" style:font-size-complex="11.5pt"/>
    </style:style>
    <style:style style:name="P68" style:parent-style-name="Default" style:family="paragraph">
      <style:text-properties fo:font-size="11.5pt" style:font-size-asian="11.5pt" style:font-size-complex="11.5pt"/>
    </style:style>
    <style:style style:name="P69" style:parent-style-name="Default" style:family="paragraph">
      <style:text-properties fo:font-size="11.5pt" style:font-size-asian="11.5pt" style:font-size-complex="11.5pt"/>
    </style:style>
    <style:style style:name="P70" style:parent-style-name="Default" style:family="paragraph">
      <style:text-properties fo:font-size="11.5pt" style:font-size-asian="11.5pt" style:font-size-complex="11.5pt"/>
    </style:style>
    <style:style style:name="P71" style:parent-style-name="Default" style:family="paragraph">
      <style:text-properties fo:font-size="11.5pt" style:font-size-asian="11.5pt" style:font-size-complex="11.5pt"/>
    </style:style>
    <style:style style:name="P72" style:parent-style-name="Default" style:family="paragraph">
      <style:text-properties fo:font-size="11.5pt" style:font-size-asian="11.5pt" style:font-size-complex="11.5pt"/>
    </style:style>
    <style:style style:name="P73" style:parent-style-name="Default" style:family="paragraph">
      <style:text-properties fo:font-size="11.5pt" style:font-size-asian="11.5pt" style:font-size-complex="11.5pt"/>
    </style:style>
    <style:style style:name="P74" style:parent-style-name="Default" style:family="paragraph">
      <style:text-properties fo:font-size="11.5pt" style:font-size-asian="11.5pt" style:font-size-complex="11.5pt"/>
    </style:style>
    <style:style style:name="P75" style:parent-style-name="Default" style:family="paragraph">
      <style:text-properties fo:font-size="11.5pt" style:font-size-asian="11.5pt" style:font-size-complex="11.5pt"/>
    </style:style>
    <style:style style:name="P76" style:parent-style-name="Default" style:family="paragraph">
      <style:text-properties fo:font-size="11.5pt" style:font-size-asian="11.5pt" style:font-size-complex="11.5pt"/>
    </style:style>
    <style:style style:name="P77" style:parent-style-name="Default" style:family="paragraph">
      <style:text-properties fo:font-size="11.5pt" style:font-size-asian="11.5pt" style:font-size-complex="11.5pt"/>
    </style:style>
    <style:style style:name="P78" style:parent-style-name="Default" style:family="paragraph">
      <style:text-properties fo:font-size="11.5pt" style:font-size-asian="11.5pt" style:font-size-complex="11.5pt"/>
    </style:style>
  </office:automatic-styles>
  <office:body>
    <office:text text:use-soft-page-breaks="true">
      <text:list text:style-name="LFO1" text:continue-numbering="true">
        <text:list-item>
          <text:p text:style-name="P1">Write a program non-recursive and recursive program to calculate Fibonacci numbers and analyze their time and space complexity.<text:s/></text:p>
        </text:list-item>
      </text:list>
      <text:p text:style-name="Standard"/>
      <text:p text:style-name="Standard">def fibonacci_iter(n):</text:p>
      <text:p text:style-name="Standard"><text:s text:c="4"/>if n &lt; 0:</text:p>
      <text:p text:style-name="Standard"><text:s text:c="8"/>return -1, 1</text:p>
      <text:p text:style-name="Standard"><text:s text:c="4"/>if n == 0 or n == 1:</text:p>
      <text:p text:style-name="Standard"><text:s text:c="8"/>return n, 1</text:p>
      <text:p text:style-name="Standard"><text:s text:c="4"/>steps = 0</text:p>
      <text:p text:style-name="Standard"><text:s text:c="4"/>a = 0</text:p>
      <text:p text:style-name="Standard"><text:s text:c="4"/>b = 1</text:p>
      <text:p text:style-name="Standard"><text:s text:c="4"/>for i in range(2, n+1):</text:p>
      <text:p text:style-name="Standard"><text:s text:c="8"/>c = a + b</text:p>
      <text:p text:style-name="Standard"><text:s text:c="8"/>a = b</text:p>
      <text:p text:style-name="Standard"><text:s text:c="8"/>b = c</text:p>
      <text:p text:style-name="Standard"><text:s text:c="8"/>steps += 1</text:p>
      <text:p text:style-name="Standard"><text:s text:c="4"/>return c, steps+1</text:p>
      <text:p text:style-name="Standard"/>
      <text:p text:style-name="Standard">def fibonacci_recur(n):</text:p>
      <text:p text:style-name="Standard"><text:s text:c="4"/>if n &lt; 0:</text:p>
      <text:p text:style-name="Standard"><text:s text:c="8"/>return -1, 1</text:p>
      <text:p text:style-name="Standard"><text:s text:c="4"/>if n == 0 or n == 1:</text:p>
      <text:p text:style-name="Standard"><text:s text:c="8"/>return n, 1</text:p>
      <text:p text:style-name="Standard"><text:s text:c="4"/>fib1, steps1 = fibonacci_recur(n-1)</text:p>
      <text:p text:style-name="Standard"><text:s text:c="4"/>fib2, steps2 = fibonacci_recur(n-2)</text:p>
      <text:p text:style-name="Standard"><text:s text:c="4"/>return fib1 + fib2, steps1 + steps2 + 1</text:p>
      <text:p text:style-name="Standard"/>
      <text:p text:style-name="Standard">if __name__ == '__main__':</text:p>
      <text:p text:style-name="Standard"><text:s text:c="4"/>n = int(input("Enter a number: "))</text:p>
      <text:p text:style-name="Standard"><text:s text:c="4"/>print("Iterative:", fibonacci_iter(n)[0])</text:p>
      <text:p text:style-name="Standard"><text:s text:c="4"/>print("Steps:", fibonacci_iter(n)[1])</text:p>
      <text:p text:style-name="Standard"><text:s text:c="4"/>print("Recursive:", fibonacci_recur(n)[0])</text:p>
      <text:p text:style-name="Standard"><text:s text:c="4"/>print("Steps:", fibonacci_recur(n)[1])</text:p>
      <text:p text:style-name="Standard"/>
      <text:p text:style-name="Standard"/>
      <text:p text:style-name="Standard"/>
      <text:list text:style-name="LFO1" text:continue-numbering="true">
        <text:list-item>
          <text:p text:style-name="P2">Write a program to implement Huffman Encoding using a greedy strategy.<text:s/></text:p>
        </text:list-item>
      </text:list>
      <text:p text:style-name="Standard"/>
      <text:p text:style-name="Standard">import heapq</text:p>
      <text:p text:style-name="Standard"/>
      <text:p text:style-name="Standard">class node:</text:p>
      <text:p text:style-name="Standard"><text:s text:c="4"/>def __init__(self, freq, symbol, left=None, right=None):</text:p>
      <text:p text:style-name="Standard"><text:s text:c="8"/>self.freq = freq</text:p>
      <text:p text:style-name="Standard"><text:s text:c="8"/>self.symbol = symbol</text:p>
      <text:p text:style-name="Standard"><text:s text:c="8"/>self.left = left</text:p>
      <text:p text:style-name="Standard"><text:s text:c="8"/>self.right = right</text:p>
      <text:p text:style-name="Standard"><text:s text:c="8"/>self.huff = ""</text:p>
      <text:p text:style-name="Standard"><text:s text:c="4"/></text:p>
      <text:p text:style-name="Standard"><text:s text:c="4"/>def __lt__(self, other):</text:p>
      <text:p text:style-name="Standard"><text:s text:c="8"/>return self.freq &lt; other.freq</text:p>
      <text:p text:style-name="Standard"><text:s text:c="4"/></text:p>
      <text:p text:style-name="Standard">def printNodes(node, val=""):</text:p>
      <text:soft-page-break/>
      <text:p text:style-name="Standard"><text:s text:c="4"/>newval = val + node.huff</text:p>
      <text:p text:style-name="Standard"><text:s text:c="4"/>if node.left:</text:p>
      <text:p text:style-name="Standard"><text:s text:c="8"/>printNodes(node.left, newval)</text:p>
      <text:p text:style-name="Standard"><text:s text:c="4"/>if node.right:</text:p>
      <text:p text:style-name="Standard"><text:s text:c="8"/>printNodes(node.right, newval)</text:p>
      <text:p text:style-name="Standard"><text:s text:c="4"/>else:</text:p>
      <text:p text:style-name="Standard"><text:s text:c="8"/>print(f"{node.symbol} -&gt; {newval}")</text:p>
      <text:p text:style-name="Standard"/>
      <text:p text:style-name="Standard">chars = ["a", "b", "c", "d", "e", "f"]</text:p>
      <text:p text:style-name="Standard">freqs = [5, 9, 12, 13, 16, 45]</text:p>
      <text:p text:style-name="Standard">nodes = []</text:p>
      <text:p text:style-name="Standard"/>
      <text:p text:style-name="Standard">for i in range(len(chars)):</text:p>
      <text:p text:style-name="Standard"><text:s text:c="4"/>heapq.heappush(nodes, node(freqs[i], chars[i]))</text:p>
      <text:p text:style-name="Standard"/>
      <text:p text:style-name="Standard">while len(nodes) &gt; 1:</text:p>
      <text:p text:style-name="Standard"><text:s text:c="4"/>left = heapq.heappop(nodes)</text:p>
      <text:p text:style-name="Standard"><text:s text:c="4"/>right = heapq.heappop(nodes)</text:p>
      <text:p text:style-name="Standard"><text:s text:c="4"/>left.huff = "0"</text:p>
      <text:p text:style-name="Standard"><text:s text:c="4"/>right.huff = "1"</text:p>
      <text:p text:style-name="Standard"><text:s text:c="4"/>newnode = node(left.freq + right.freq, left.symbol + right.symbol, left, right)</text:p>
      <text:p text:style-name="Standard"><text:s text:c="4"/>heapq.heappush(nodes, newnode)</text:p>
      <text:p text:style-name="Standard"/>
      <text:p text:style-name="Standard">printNodes(nodes[0])</text:p>
      <text:p text:style-name="Standard"/>
      <text:p text:style-name="Standard"/>
      <text:list text:style-name="LFO1" text:continue-numbering="true">
        <text:list-item>
          <text:p text:style-name="P3">Write a program to solve a fractional Knapsack problem using a greedy method.<text:s/></text:p>
        </text:list-item>
      </text:list>
      <text:p text:style-name="P4"/>
      <text:p text:style-name="P5">class Item:</text:p>
      <text:p text:style-name="P6"><text:s text:c="4"/>def __init__(self, profit, weight):</text:p>
      <text:p text:style-name="P7"><text:s text:c="8"/>self.profit = profit</text:p>
      <text:p text:style-name="P8"><text:s text:c="8"/>self.weight = weight</text:p>
      <text:p text:style-name="P9"/>
      <text:p text:style-name="P10">def fractionalKnapsack(w, arr):</text:p>
      <text:p text:style-name="P11"><text:s text:c="4"/>arr.sort(key=lambda x: x.profit/x.weight, reverse=True)</text:p>
      <text:p text:style-name="P12"><text:s text:c="4"/>finalValue = 0.0</text:p>
      <text:p text:style-name="P13"><text:s text:c="4"/>for item in arr:</text:p>
      <text:p text:style-name="P14"><text:s text:c="8"/>if w &gt;= item.weight:</text:p>
      <text:p text:style-name="P15"><text:s text:c="12"/>finalValue += item.profit</text:p>
      <text:p text:style-name="P16"><text:s text:c="12"/>w -= item.weight</text:p>
      <text:p text:style-name="P17"><text:s text:c="8"/>else:</text:p>
      <text:p text:style-name="P18"><text:s text:c="12"/>finalValue += item.profit * (w/item.weight)</text:p>
      <text:p text:style-name="P19"><text:s text:c="12"/>break</text:p>
      <text:p text:style-name="P20"><text:s text:c="4"/>return finalValue</text:p>
      <text:p text:style-name="P21"/>
      <text:p text:style-name="P22">if __name__ == "__main__":</text:p>
      <text:p text:style-name="P23"><text:s text:c="4"/>n = int(input("Enter number of items-\n"))</text:p>
      <text:p text:style-name="P24"><text:s text:c="4"/>arr = []</text:p>
      <text:p text:style-name="P25"><text:s text:c="4"/>for i in range(n):</text:p>
      <text:p text:style-name="P26"><text:s text:c="8"/>profit = int(input("Enter profit of item " + str(i + 1) + "-\n"))</text:p>
      <text:p text:style-name="P27"><text:s text:c="8"/>weight = int(input("Enter weight of item " + str(i + 1) + "-\n"))</text:p>
      <text:p text:style-name="P28"><text:s text:c="8"/>arr.append(Item(profit, weight))</text:p>
      <text:p text:style-name="P29"><text:s text:c="4"/>w = int(input("Enter capacity of knapsack-\n"))</text:p>
      <text:soft-page-break/>
      <text:p text:style-name="P30"><text:s text:c="4"/>print("Maximum value in knapsack: ", fractionalKnapsack(w, arr))</text:p>
      <text:p text:style-name="Standard"/>
      <text:p text:style-name="Standard"/>
      <text:list text:style-name="LFO1" text:continue-numbering="true">
        <text:list-item>
          <text:p text:style-name="P31">Write a program to solve a 0-1 Knapsack problem using dynamic programming or branch and bound strategy.<text:s/></text:p>
        </text:list-item>
      </text:list>
      <text:p text:style-name="Standard"/>
      <text:p text:style-name="Standard">def knapsack_01(n, values, weights, W):</text:p>
      <text:p text:style-name="Standard"><text:s text:c="4"/>dp = [[0] * (W+1) for _ in range(n+1)]</text:p>
      <text:p text:style-name="Standard"/>
      <text:p text:style-name="Standard"><text:s text:c="4"/>for i in range(n+1):</text:p>
      <text:p text:style-name="Standard"><text:s text:c="8"/>for w in range(W+1):</text:p>
      <text:p text:style-name="Standard"><text:s text:c="12"/>if i == 0 or w == 0:</text:p>
      <text:p text:style-name="Standard"><text:s text:c="16"/>dp[i][w] = 0</text:p>
      <text:p text:style-name="Standard"><text:s text:c="12"/>elif weights[i-1] &lt;= w:</text:p>
      <text:p text:style-name="Standard"><text:s text:c="16"/>dp[i][w] = max(dp[i-1][w], dp[i-1][w-weights[i-1]] + values[i-1])</text:p>
      <text:p text:style-name="Standard"><text:s text:c="12"/>else:</text:p>
      <text:p text:style-name="Standard"><text:s text:c="16"/>dp[i][w] = dp[i-1][w]</text:p>
      <text:p text:style-name="Standard"><text:s text:c="4"/></text:p>
      <text:p text:style-name="Standard"><text:s text:c="4"/>selected_items = []</text:p>
      <text:p text:style-name="Standard"><text:s text:c="4"/>i, w = n, W</text:p>
      <text:p text:style-name="Standard"><text:s text:c="4"/>while i &gt; 0 and w &gt; 0:</text:p>
      <text:p text:style-name="Standard"><text:s text:c="8"/>if dp[i][w] != dp[i-1][w]:</text:p>
      <text:p text:style-name="Standard"><text:s text:c="12"/>selected_items.append(i-1)</text:p>
      <text:p text:style-name="Standard"><text:s text:c="12"/>w -= weights[i-1]</text:p>
      <text:p text:style-name="Standard"><text:s text:c="8"/>i -= 1</text:p>
      <text:p text:style-name="Standard"><text:s text:c="4"/></text:p>
      <text:p text:style-name="Standard"><text:s text:c="4"/>return dp[n][W], selected_items</text:p>
      <text:p text:style-name="Standard"/>
      <text:p text:style-name="Standard">if __name__ == "__main__":</text:p>
      <text:p text:style-name="Standard"><text:s text:c="4"/>n = 3</text:p>
      <text:p text:style-name="Standard"><text:s text:c="4"/>values = [60, 100, 120]</text:p>
      <text:p text:style-name="Standard"><text:s text:c="4"/>weights = [10, 20, 30]</text:p>
      <text:p text:style-name="Standard"><text:s text:c="4"/>W = 50</text:p>
      <text:p text:style-name="Standard"/>
      <text:p text:style-name="Standard"><text:s text:c="4"/>max_value, selected_items = knapsack_01(n, values, weights, W)</text:p>
      <text:p text:style-name="Standard"><text:s text:c="4"/>print("Maximum value:", max_value)</text:p>
      <text:p text:style-name="Standard"><text:s text:c="4"/>print("Selected items:", selected_items)</text:p>
      <text:p text:style-name="Standard"/>
      <text:p text:style-name="Standard"/>
      <text:list text:style-name="LFO1" text:continue-numbering="true">
        <text:list-item>
          <text:p text:style-name="P32">Design n-Queens matrix having first Queen placed. Use backtracking to place remaining Queens to generate the final n-queen’s matrix.<text:s/></text:p>
        </text:list-item>
      </text:list>
      <text:p text:style-name="Standard"/>
      <text:p text:style-name="Standard"/>
      <text:p text:style-name="Standard">def solveNQueens(n: int, first_queen_col: int):</text:p>
      <text:p text:style-name="Standard"><text:s text:c="4"/>col = set()</text:p>
      <text:p text:style-name="Standard"><text:s text:c="4"/>posDiag = set()</text:p>
      <text:p text:style-name="Standard"><text:s text:c="4"/>negDiag = set()</text:p>
      <text:p text:style-name="Standard"/>
      <text:p text:style-name="Standard"><text:s text:c="4"/>res = []</text:p>
      <text:p text:style-name="Standard"><text:s text:c="4"/>board = [["."] * n for _ in range(n)]</text:p>
      <text:p text:style-name="Standard"/>
      <text:p text:style-name="Standard"><text:s text:c="4"/>def backtrack(r):</text:p>
      <text:p text:style-name="Standard"><text:s text:c="8"/>if r == n:</text:p>
      <text:soft-page-break/>
      <text:p text:style-name="Standard"><text:s text:c="12"/>res.append(["".join(row) for row in board])</text:p>
      <text:p text:style-name="Standard"><text:s text:c="12"/>return</text:p>
      <text:p text:style-name="Standard"/>
      <text:p text:style-name="Standard"><text:s text:c="8"/>for c in range(n):</text:p>
      <text:p text:style-name="Standard"><text:s text:c="12"/>if c in col or (r + c) in posDiag or (r - c) in negDiag:</text:p>
      <text:p text:style-name="Standard"><text:s text:c="16"/>continue</text:p>
      <text:p text:style-name="Standard"/>
      <text:p text:style-name="Standard"><text:s text:c="12"/>col.add(c)</text:p>
      <text:p text:style-name="Standard"><text:s text:c="12"/>posDiag.add(r + c)</text:p>
      <text:p text:style-name="Standard"><text:s text:c="12"/>negDiag.add(r - c)</text:p>
      <text:p text:style-name="Standard"><text:s text:c="12"/>board[r][c] = "Q"</text:p>
      <text:p text:style-name="Standard"/>
      <text:p text:style-name="Standard"><text:s text:c="12"/>backtrack(r + 1)</text:p>
      <text:p text:style-name="Standard"/>
      <text:p text:style-name="Standard"><text:s text:c="12"/>col.remove(c)</text:p>
      <text:p text:style-name="Standard"><text:s text:c="12"/>posDiag.remove(r + c)</text:p>
      <text:p text:style-name="Standard"><text:s text:c="12"/>negDiag.remove(r - c)</text:p>
      <text:p text:style-name="Standard"><text:s text:c="12"/>board[r][c] = "."</text:p>
      <text:p text:style-name="Standard"/>
      <text:p text:style-name="Standard"><text:s text:c="4"/>col.add(first_queen_col)</text:p>
      <text:p text:style-name="Standard"><text:s text:c="4"/>posDiag.add(0 + first_queen_col)</text:p>
      <text:p text:style-name="Standard"><text:s text:c="4"/>negDiag.add(0 - first_queen_col)</text:p>
      <text:p text:style-name="Standard"><text:s text:c="4"/>board[0][first_queen_col] = "Q"</text:p>
      <text:p text:style-name="Standard"/>
      <text:p text:style-name="Standard"><text:s text:c="4"/>backtrack(1) <text:s/># Start with the second row</text:p>
      <text:p text:style-name="Standard"><text:s text:c="4"/>return res</text:p>
      <text:p text:style-name="Standard"/>
      <text:p text:style-name="Standard">if __name__ == "__main__":</text:p>
      <text:p text:style-name="Standard"><text:s text:c="4"/>n = 8</text:p>
      <text:p text:style-name="Standard"><text:s text:c="4"/>first_queen_col = 1</text:p>
      <text:p text:style-name="Standard"><text:s text:c="4"/>board = solveNQueens(n, first_queen_col)[0]</text:p>
      <text:p text:style-name="Standard"><text:s text:c="4"/>for row in board:</text:p>
      <text:p text:style-name="Standard"><text:s text:c="8"/>print(" ".join(row))</text:p>
      <text:p text:style-name="Standard"/>
      <text:list text:style-name="LFO1" text:continue-numbering="true">
        <text:list-item>
          <text:p text:style-name="P33">Write a program for analysis of quick sort by using deterministic and randomized variant.<text:s/></text:p>
        </text:list-item>
      </text:list>
      <text:p text:style-name="P34"/>
      <text:p text:style-name="P35">import random</text:p>
      <text:p text:style-name="P36">import timeit</text:p>
      <text:p text:style-name="P37"/>
      <text:p text:style-name="P38">def deterministic_partition(arr, low, high):</text:p>
      <text:p text:style-name="P39"><text:s text:c="4"/>pivot = arr[high]</text:p>
      <text:p text:style-name="P40"><text:s text:c="4"/>i = low - 1</text:p>
      <text:p text:style-name="P41"/>
      <text:p text:style-name="P42"><text:s text:c="4"/>for j in range(low, high):</text:p>
      <text:p text:style-name="P43"><text:s text:c="8"/>if arr[j] &lt; pivot:</text:p>
      <text:p text:style-name="P44"><text:s text:c="12"/>i += 1</text:p>
      <text:p text:style-name="P45"><text:s text:c="12"/>arr[i], arr[j] = arr[j], arr[i]</text:p>
      <text:p text:style-name="P46"/>
      <text:p text:style-name="P47"><text:s text:c="4"/>arr[i + 1], arr[high] = arr[high], arr[i + 1]</text:p>
      <text:p text:style-name="P48"><text:s text:c="4"/>return i + 1</text:p>
      <text:p text:style-name="P49"/>
      <text:p text:style-name="P50">def randomized_partition(arr, low, high):</text:p>
      <text:p text:style-name="P51"><text:s text:c="4"/>pivot_index = random.randint(low, high)</text:p>
      <text:soft-page-break/>
      <text:p text:style-name="P52"><text:s text:c="4"/>arr[pivot_index], arr[high] = arr[high], arr[pivot_index]</text:p>
      <text:p text:style-name="P53"><text:s text:c="4"/>return deterministic_partition(arr, low, high)</text:p>
      <text:p text:style-name="P54"/>
      <text:p text:style-name="P55">def quick_sort(arr, low, high, pivot_selector):</text:p>
      <text:p text:style-name="P56"><text:s text:c="4"/>if low &lt; high:</text:p>
      <text:p text:style-name="P57"><text:s text:c="8"/>pivot_index = pivot_selector(arr, low, high)</text:p>
      <text:p text:style-name="P58"><text:s text:c="8"/>quick_sort(arr, low, pivot_index - 1, pivot_selector)</text:p>
      <text:p text:style-name="P59"><text:s text:c="8"/>quick_sort(arr, pivot_index + 1, high, pivot_selector)</text:p>
      <text:p text:style-name="P60"/>
      <text:p text:style-name="P61">if __name__ == "__main__":</text:p>
      <text:p text:style-name="P62"><text:s text:c="4"/>arr_sizes = [100, 1000, 10000, 100000]</text:p>
      <text:p text:style-name="P63"><text:s text:c="4"/>for size in arr_sizes:</text:p>
      <text:p text:style-name="P64"><text:s text:c="8"/>arr = [random.randint(1, 1000) for _ in range(size)]</text:p>
      <text:p text:style-name="P65"><text:s text:c="8"/>arr.sort(reverse=True)</text:p>
      <text:p text:style-name="P66"/>
      <text:p text:style-name="P67"><text:s text:c="8"/>deterministic_time = timeit.timeit("quick_sort(arr.copy(), 0, len(arr) - 1, deterministic_partition)",</text:p>
      <text:p text:style-name="P68"><text:s text:c="40"/>globals=globals(),</text:p>
      <text:p text:style-name="P69"><text:s text:c="40"/>number=10)</text:p>
      <text:p text:style-name="P70"><text:s text:c="8"/></text:p>
      <text:p text:style-name="P71"><text:s text:c="8"/>randomized_time = timeit.timeit("quick_sort(arr.copy(), 0, len(arr) - 1, randomized_partition)",</text:p>
      <text:p text:style-name="P72"><text:s text:c="40"/>globals=globals(),</text:p>
      <text:p text:style-name="P73"><text:s text:c="40"/>number=10)</text:p>
      <text:p text:style-name="P74"><text:s text:c="8"/></text:p>
      <text:p text:style-name="P75"><text:s text:c="8"/>print(f"Array size: {size}")</text:p>
      <text:p text:style-name="P76"><text:s text:c="8"/>print(f"Deterministic Quick Sort time: {deterministic_time:.6f} seconds")</text:p>
      <text:p text:style-name="P77"><text:s text:c="8"/>print(f"Randomized Quick Sort time: {randomized_time:.6f} seconds")</text:p>
      <text:p text:style-name="P78"><text:s text:c="8"/>print("-" * 40)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paragraph-properties style:text-autospace="none" style:vertical-align="auto"/>
      <style:text-properties style:font-name="Times New Roman" style:font-name-complex="Times New Roman" fo:color="#000000" style:letter-kerning="false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aisanuli</meta:initial-creator>
    <dc:creator>Pramod Vanjari</dc:creator>
    <meta:creation-date>2024-09-28T11:51:00Z</meta:creation-date>
    <dc:date>2024-09-28T11:51:00Z</dc:date>
    <meta:template xlink:href="Normal.dotm" xlink:type="simple"/>
    <meta:editing-cycles>2</meta:editing-cycles>
    <meta:editing-duration>PT1740S</meta:editing-duration>
    <meta:document-statistic meta:page-count="5" meta:paragraph-count="13" meta:word-count="997" meta:character-count="6673" meta:row-count="47" meta:non-whitespace-character-count="5689"/>
  </office:meta>
</office:document-meta>
</file>